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officeooo:rsid="000cc0d7" officeooo:paragraph-rsid="000cc0d7"/>
    </style:style>
    <style:style style:name="P2" style:family="paragraph" style:parent-style-name="Text_20_body">
      <style:paragraph-properties fo:line-height="100%"/>
      <style:text-properties officeooo:rsid="000cc0d7" officeooo:paragraph-rsid="000daf87"/>
    </style:style>
    <style:style style:name="P3" style:family="paragraph" style:parent-style-name="Text_20_body">
      <style:paragraph-properties fo:line-height="100%"/>
      <style:text-properties officeooo:rsid="000de75f" officeooo:paragraph-rsid="000de75f"/>
    </style:style>
    <style:style style:name="P4" style:family="paragraph" style:parent-style-name="Text_20_body">
      <style:paragraph-properties fo:line-height="100%"/>
      <style:text-properties officeooo:rsid="000cc0d7" officeooo:paragraph-rsid="000cc0d7"/>
    </style:style>
    <style:style style:name="P5" style:family="paragraph" style:parent-style-name="Text_20_body">
      <style:paragraph-properties fo:line-height="100%"/>
      <style:text-properties officeooo:rsid="000cc0d7" officeooo:paragraph-rsid="0012d300"/>
    </style:style>
    <style:style style:name="P6" style:family="paragraph" style:parent-style-name="Text_20_body">
      <style:paragraph-properties fo:line-height="100%"/>
      <style:text-properties officeooo:rsid="000cc0d7" officeooo:paragraph-rsid="00139762"/>
    </style:style>
    <style:style style:name="T1" style:family="text">
      <style:text-properties officeooo:rsid="000daf87"/>
    </style:style>
    <style:style style:name="T2" style:family="text">
      <style:text-properties officeooo:rsid="000cc0d7"/>
    </style:style>
    <style:style style:name="T3" style:family="text">
      <style:text-properties officeooo:rsid="000f1578"/>
    </style:style>
    <style:style style:name="T4" style:family="text">
      <style:text-properties officeooo:rsid="0012d300"/>
    </style:style>
    <style:style style:name="T5" style:family="text">
      <style:text-properties officeooo:rsid="001397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11 - RELA CONFERENCIA</text:p>
      <text:p text:style-name="P1">- Mochila Br<text:tab/><text:tab/><text:tab/>x<text:tab/>x<text:tab/>x<text:tab/>x<text:tab/>x</text:p>
      <text:p text:style-name="P1">- Gridit<text:tab/><text:tab/><text:tab/>x<text:tab/>x<text:tab/>x<text:tab/>x<text:tab/>x</text:p>
      <text:p text:style-name="P1">- Esfigno<text:tab/><text:tab/><text:tab/>x<text:tab/>x<text:tab/>x<text:tab/>x<text:tab/>x</text:p>
      <text:p text:style-name="P1">- Saco est Az 10l <text:span text:style-name="T3">(2)</text:span><text:tab/><text:tab/>x<text:tab/>x<text:tab/>x<text:tab/>x<text:tab/>x</text:p>
      <text:p text:style-name="P1">- Saco mesh md (2)<text:tab/><text:tab/>x<text:tab/>x<text:tab/>x<text:tab/>x<text:tab/>x</text:p>
      <text:p text:style-name="P1">- Saco mesh peq. (2)<text:tab/><text:tab/>x<text:tab/>x<text:tab/>x<text:tab/>x<text:tab/>x</text:p>
      <text:p text:style-name="P1">- Carteira Pr Sest <text:tab/><text:tab/>x<text:tab/>x<text:tab/>x<text:tab/>x<text:tab/>x</text:p>
      <text:p text:style-name="P1">- Prancheta <text:tab/><text:tab/><text:tab/>x<text:tab/>x<text:tab/>x<text:tab/>x<text:tab/>x</text:p>
      <text:p text:style-name="P1">- Caderneta<text:tab/><text:tab/><text:tab/>x<text:tab/>x<text:tab/>x<text:tab/>x<text:tab/>x</text:p>
      <text:p text:style-name="P1">- Penal Az<text:tab/><text:tab/><text:tab/>x<text:tab/>x<text:tab/>x<text:tab/>x<text:tab/>x</text:p>
      <text:p text:style-name="P1">- Jogo caneta<text:tab/><text:tab/><text:tab/>x<text:tab/>x<text:tab/>x<text:tab/>x<text:tab/>x</text:p>
      <text:p text:style-name="P1">- PD Cruise 8GB<text:tab/><text:tab/>x<text:tab/>x<text:tab/>x<text:tab/>x<text:tab/>x</text:p>
      <text:p text:style-name="P1">- Raptor <text:tab/><text:tab/><text:tab/>x<text:tab/>x<text:tab/>x<text:tab/>x<text:tab/>x</text:p>
      <text:p text:style-name="P1">- Carregador cel e cb<text:tab/><text:tab/>x<text:tab/>x<text:tab/>x<text:tab/>x<text:tab/>x</text:p>
      <text:p text:style-name="P1">- Cadeado c/chave<text:tab/><text:tab/>x<text:tab/>x<text:tab/>x<text:tab/>x<text:tab/>x</text:p>
      <text:p text:style-name="P1">- Esteto<text:tab/><text:tab/> <text:tab/>x<text:tab/>x<text:tab/>x<text:tab/>x<text:tab/>x</text:p>
      <text:p text:style-name="P1">- Alcool Gel<text:tab/><text:tab/><text:tab/>x<text:tab/>x<text:tab/>x<text:tab/>x<text:tab/>x</text:p>
      <text:p text:style-name="P1">- Regua flex<text:tab/><text:tab/><text:tab/>x<text:tab/>x<text:tab/>x<text:tab/>x<text:tab/>x</text:p>
      <text:p text:style-name="P1">- Oculos prot<text:tab/><text:tab/><text:tab/>x<text:tab/>x<text:tab/>x<text:tab/>x<text:tab/>x</text:p>
      <text:p text:style-name="P1">- Termometro dig.<text:tab/><text:tab/>x<text:tab/>x<text:tab/>x<text:tab/>x<text:tab/>x</text:p>
      <text:p text:style-name="P1">- Termometro IR<text:tab/><text:tab/>x<text:tab/>x<text:tab/>x<text:tab/>x<text:tab/>x</text:p>
      <text:p text:style-name="P1">- Fita metrica<text:tab/><text:tab/><text:tab/>x<text:tab/>x<text:tab/>x<text:tab/>x<text:tab/>x</text:p>
      <text:p text:style-name="P1">- Tesoura pequena<text:tab/><text:tab/>x<text:tab/>x<text:tab/>x<text:tab/>x<text:tab/>x</text:p>
      <text:p text:style-name="P1">- Lanterna clinica<text:tab/><text:tab/>x<text:tab/>x<text:tab/>x<text:tab/>x<text:tab/>x</text:p>
      <text:p text:style-name="P1">- Cortador unha mao<text:tab/><text:tab/>x<text:tab/>x<text:tab/>x<text:tab/>x<text:tab/>x</text:p>
      <text:p text:style-name="P1">- Cortador unha pe<text:tab/><text:tab/>x<text:tab/>x<text:tab/>x<text:tab/>x<text:tab/>x</text:p>
      <text:p text:style-name="P1">- Garrote<text:tab/><text:tab/><text:tab/>x<text:tab/>x<text:tab/>x<text:tab/>x<text:tab/>x</text:p>
      <text:p text:style-name="P1">- Agua <text:s text:c="3"/><text:tab/><text:tab/><text:tab/>x<text:tab/>x<text:tab/>x<text:tab/>x<text:tab/>x</text:p>
      <text:p text:style-name="P1">- Perfex<text:tab/><text:tab/><text:tab/>x<text:tab/>x<text:tab/>x<text:tab/>x<text:tab/>x</text:p>
      <text:p text:style-name="P1">- Luvas Proc<text:tab/><text:tab/><text:tab/>x<text:tab/>x<text:tab/>x<text:tab/>x<text:tab/>x</text:p>
      <text:p text:style-name="P2">- <text:span text:style-name="T1">Lupa</text:span> <text:tab/><text:tab/><text:tab/><text:tab/>x<text:tab/>x<text:tab/>x<text:tab/>x<text:tab/>x</text:p>
      <text:p text:style-name="P3">- Bates<text:tab/><text:tab/><text:tab/><text:tab/>x<text:tab/>x<text:tab/>x<text:tab/>x<text:tab/>x</text:p>
      <text:p text:style-name="P3">- Blackbook Enf<text:span text:style-name="T2"><text:tab/><text:tab/>x<text:tab/>x<text:tab/>x<text:tab/>x<text:tab/>x</text:span></text:p>
      <text:p text:style-name="P1">-<text:span text:style-name="T4">Maq. foto</text:span> <text:tab/><text:tab/><text:tab/>x<text:tab/>x<text:tab/>x<text:tab/>x<text:tab/>x</text:p>
      <text:p text:style-name="P6"><text:soft-page-break/>- <text:span text:style-name="T5">Touca cirurg.</text:span><text:tab/><text:tab/><text:tab/>x<text:tab/>x<text:tab/>x<text:tab/>x<text:tab/>x</text:p>
      <text:p text:style-name="P5">- Rela conf <text:tab/><text:tab/><text:tab/>x<text:tab/>x<text:tab/>x<text:tab/>x<text:tab/>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05:13:38.636269523</meta:creation-date>
    <dc:date>2018-03-19T04:42:46.089138947</dc:date>
    <meta:editing-duration>PT2H26M17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293" meta:character-count="928" meta:non-whitespace-character-count="601"/>
  </office:meta>
</office:document-meta>
</file>